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Test.notReconnectWhenForc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reconnectDelayShouldIncreaseEvery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nnection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Test.sendEventsWithByteArraysInThe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nectionTest.reconnect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Test.reconnectAutomaticallyAfterReconnecting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workWithAc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nnectionTest.connectTo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workWith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receiveUTF8MultibyteCharac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stopReconnectingOnASocketAndKeepToReconnectOnA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nectionTest.fireReconnectEventsOn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tryToReconnectTwiceAndFailWithIncorrec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reconnect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tryToReconnectTwiceAndFailWithImmediat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nectionTest.fireReconnectingWithAttemptsNumberWhenReconnecting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emitDateIn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receiveBinaryDataWith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startTwoConnectionsWithSamePathAndDifferentQuery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Test.connectToNamespaceAfterConnectionEstabl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nectionTest.sendBinaryDataMixedWith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nectionTest.emitDat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notTryToReconnectWithIncorrectPortWhenReconnecti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nectionTest.connectToNamespaceAfterConnectionGet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stopReconnectingWhenForc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reconnectAfterStoppingR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Test.receiveDateWith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nection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Test.attemptReconnectsAfterAFailed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nection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Test.startTwoConnectionsWithSam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Test.connectWhileDisconnectingAnother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nectionTest.sendBinary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nectionTest.sendAndGetBinar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